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707" officeooo:paragraph-rsid="000e0707"/>
    </style:style>
    <style:style style:name="P2" style:family="paragraph" style:parent-style-name="Standard">
      <style:text-properties officeooo:rsid="000e0707" officeooo:paragraph-rsid="0010a55d"/>
    </style:style>
    <style:style style:name="P3" style:family="paragraph" style:parent-style-name="Standard">
      <style:text-properties officeooo:rsid="000e0707" officeooo:paragraph-rsid="0015adee"/>
    </style:style>
    <style:style style:name="P4" style:family="paragraph" style:parent-style-name="Standard">
      <style:text-properties officeooo:rsid="000e0707" officeooo:paragraph-rsid="0017510d"/>
    </style:style>
    <style:style style:name="P5" style:family="paragraph" style:parent-style-name="Standard">
      <style:text-properties officeooo:rsid="000e0707" officeooo:paragraph-rsid="0017e1dd"/>
    </style:style>
    <style:style style:name="P6" style:family="paragraph" style:parent-style-name="Standard">
      <style:text-properties officeooo:rsid="000e0707" officeooo:paragraph-rsid="0018aba7"/>
    </style:style>
    <style:style style:name="P7" style:family="paragraph" style:parent-style-name="Standard">
      <style:text-properties officeooo:rsid="000e0707" officeooo:paragraph-rsid="0021ee64"/>
    </style:style>
    <style:style style:name="P8" style:family="paragraph" style:parent-style-name="Standard">
      <style:text-properties officeooo:rsid="000e0707" officeooo:paragraph-rsid="0023e277"/>
    </style:style>
    <style:style style:name="P9" style:family="paragraph" style:parent-style-name="Standard">
      <style:text-properties officeooo:paragraph-rsid="0017510d"/>
    </style:style>
    <style:style style:name="P10" style:family="paragraph" style:parent-style-name="Standard">
      <style:text-properties officeooo:rsid="0015049a" officeooo:paragraph-rsid="0015049a"/>
    </style:style>
    <style:style style:name="P11" style:family="paragraph" style:parent-style-name="Standard">
      <style:text-properties officeooo:rsid="0018e4ea" officeooo:paragraph-rsid="0018e4ea"/>
    </style:style>
    <style:style style:name="P12" style:family="paragraph" style:parent-style-name="Standard">
      <style:text-properties officeooo:rsid="0023e277" officeooo:paragraph-rsid="0023e277"/>
    </style:style>
    <style:style style:name="P13" style:family="paragraph" style:parent-style-name="Standard">
      <style:text-properties officeooo:rsid="0017510d" officeooo:paragraph-rsid="0017510d"/>
    </style:style>
    <style:style style:name="P14" style:family="paragraph" style:parent-style-name="Standard">
      <style:text-properties officeooo:rsid="0017510d" officeooo:paragraph-rsid="0017e1dd"/>
    </style:style>
    <style:style style:name="P15" style:family="paragraph" style:parent-style-name="Standard">
      <style:text-properties officeooo:rsid="0017510d" officeooo:paragraph-rsid="0018aba7"/>
    </style:style>
    <style:style style:name="P16" style:family="paragraph" style:parent-style-name="Standard">
      <style:text-properties officeooo:rsid="00129d4a" officeooo:paragraph-rsid="0017510d"/>
    </style:style>
    <style:style style:name="P17" style:family="paragraph" style:parent-style-name="Standard">
      <style:text-properties officeooo:rsid="00129d4a" officeooo:paragraph-rsid="001db003"/>
    </style:style>
    <style:style style:name="P18" style:family="paragraph" style:parent-style-name="Standard">
      <style:text-properties officeooo:rsid="0015adee" officeooo:paragraph-rsid="0018e4ea"/>
    </style:style>
    <style:style style:name="P19" style:family="paragraph" style:parent-style-name="Standard">
      <style:text-properties officeooo:rsid="0015adee" officeooo:paragraph-rsid="0017510d"/>
    </style:style>
    <style:style style:name="P20" style:family="paragraph" style:parent-style-name="Standard">
      <style:text-properties officeooo:rsid="001ad6eb" officeooo:paragraph-rsid="001ad6eb"/>
    </style:style>
    <style:style style:name="P2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3" style:family="paragraph" style:parent-style-name="Heading">
      <style:paragraph-properties fo:text-align="center" style:justify-single-word="false"/>
      <style:text-properties fo:font-size="24pt" fo:font-weight="bold" officeooo:rsid="00137da6" style:font-size-asian="24pt" style:font-weight-asian="bold" style:font-size-complex="24pt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01fec2e"/>
    </style:style>
    <style:style style:name="P28" style:family="paragraph" style:parent-style-name="Text_20_body">
      <style:text-properties officeooo:rsid="0025cf77"/>
    </style:style>
    <style:style style:name="P29" style:family="paragraph" style:parent-style-name="Text_20_body">
      <style:text-properties officeooo:rsid="0017510d" officeooo:paragraph-rsid="0017510d"/>
    </style:style>
    <style:style style:name="P30" style:family="paragraph" style:parent-style-name="Text_20_body">
      <style:text-properties officeooo:rsid="0026e00d" officeooo:paragraph-rsid="0026e00d"/>
    </style:style>
    <style:style style:name="P31" style:family="paragraph" style:parent-style-name="Text_20_body">
      <style:text-properties officeooo:rsid="001a61e6"/>
    </style:style>
    <style:style style:name="P32" style:family="paragraph" style:parent-style-name="Standard">
      <style:text-properties officeooo:rsid="002a03f2" officeooo:paragraph-rsid="002a03f2"/>
    </style:style>
    <style:style style:name="P33" style:family="paragraph" style:parent-style-name="Standard">
      <style:text-properties officeooo:rsid="000e0707" officeooo:paragraph-rsid="0018e4ea"/>
    </style:style>
    <style:style style:name="P34" style:family="paragraph" style:parent-style-name="Standard">
      <style:text-properties officeooo:rsid="000e0707" officeooo:paragraph-rsid="002ba4b7"/>
    </style:style>
    <style:style style:name="P35" style:family="paragraph" style:parent-style-name="Heading_20_1" style:list-style-name="">
      <style:text-properties officeooo:paragraph-rsid="00193ee6"/>
    </style:style>
    <style:style style:name="P36" style:family="paragraph" style:parent-style-name="Heading_20_1">
      <style:text-properties officeooo:rsid="0017510d" officeooo:paragraph-rsid="0017510d"/>
    </style:style>
    <style:style style:name="P37" style:family="paragraph" style:parent-style-name="Heading_20_1">
      <style:paragraph-properties fo:break-before="page"/>
      <style:text-properties officeooo:paragraph-rsid="00193ee6"/>
    </style:style>
    <style:style style:name="P38" style:family="paragraph" style:parent-style-name="Heading_20_2">
      <style:text-properties officeooo:paragraph-rsid="0017510d"/>
    </style:style>
    <style:style style:name="P39" style:family="paragraph" style:parent-style-name="Heading_20_2">
      <style:text-properties officeooo:rsid="001e79a3"/>
    </style:style>
    <style:style style:name="P40" style:family="paragraph" style:parent-style-name="Heading_20_2">
      <style:text-properties officeooo:paragraph-rsid="001db003"/>
    </style:style>
    <style:style style:name="P41" style:family="paragraph" style:parent-style-name="Heading_20_2">
      <style:text-properties officeooo:rsid="0025cf77"/>
    </style:style>
    <style:style style:name="P42" style:family="paragraph" style:parent-style-name="Heading_20_2">
      <style:text-properties officeooo:rsid="00157e80"/>
    </style:style>
    <style:style style:name="P43" style:family="paragraph" style:parent-style-name="Heading_20_2">
      <style:text-properties officeooo:rsid="001a61e6"/>
    </style:style>
    <style:style style:name="P44" style:family="paragraph" style:parent-style-name="Heading_20_2">
      <style:text-properties officeooo:rsid="0010a55d"/>
    </style:style>
    <style:style style:name="P45" style:family="paragraph" style:parent-style-name="Heading_20_3">
      <style:text-properties officeooo:rsid="001fec2e"/>
    </style:style>
    <style:style style:name="P46" style:family="paragraph" style:parent-style-name="Heading_20_3">
      <style:text-properties officeooo:rsid="001beef5"/>
    </style:style>
    <style:style style:name="P47" style:family="paragraph" style:parent-style-name="Heading_20_3">
      <style:text-properties officeooo:rsid="001ad6eb"/>
    </style:style>
    <style:style style:name="T1" style:family="text">
      <style:text-properties officeooo:rsid="00157e80"/>
    </style:style>
    <style:style style:name="T2" style:family="text">
      <style:text-properties officeooo:rsid="0015adee"/>
    </style:style>
    <style:style style:name="T3" style:family="text">
      <style:text-properties officeooo:rsid="0017510d"/>
    </style:style>
    <style:style style:name="T4" style:family="text">
      <style:text-properties officeooo:rsid="0017e1dd"/>
    </style:style>
    <style:style style:name="T5" style:family="text">
      <style:text-properties officeooo:rsid="0018e4ea"/>
    </style:style>
    <style:style style:name="T6" style:family="text">
      <style:text-properties officeooo:rsid="00193ee6"/>
    </style:style>
    <style:style style:name="T7" style:family="text">
      <style:text-properties officeooo:rsid="001db003"/>
    </style:style>
    <style:style style:name="T8" style:family="text">
      <style:text-properties officeooo:rsid="001e79a3"/>
    </style:style>
    <style:style style:name="T9" style:family="text">
      <style:text-properties officeooo:rsid="001ecc01"/>
    </style:style>
    <style:style style:name="T10" style:family="text">
      <style:text-properties officeooo:rsid="0021ee64"/>
    </style:style>
    <style:style style:name="T11" style:family="text">
      <style:text-properties officeooo:rsid="00230409"/>
    </style:style>
    <style:style style:name="T12" style:family="text">
      <style:text-properties officeooo:rsid="0023e277"/>
    </style:style>
    <style:style style:name="T13" style:family="text">
      <style:text-properties officeooo:rsid="002ba4b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2">OGAM </text:p>
      <text:p text:style-name="P23">Guide d'installation pour les développeurs</text:p>
      <text:p text:style-name="P10"/>
      <text:p text:style-name="P10"/>
      <text:p text:style-name="P10"/>
      <text:p text:style-name="P10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<text:a xlink:type="simple" xlink:href="#__RefHeading__294_659796948" text:style-name="Index_20_Link" text:visited-style-name="Index_20_Link">Installation et configuration de l'environnement de développement<text:tab/>2</text:a></text:p>
          <text:p text:style-name="P26"><text:a xlink:type="simple" xlink:href="#__RefHeading__296_659796948" text:style-name="Index_20_Link" text:visited-style-name="Index_20_Link">1.Environnement de Serveur web préconfiguré : MS4W<text:tab/>2</text:a></text:p>
          <text:p text:style-name="P25"><text:a xlink:type="simple" xlink:href="#__RefHeading__298_659796948" text:style-name="Index_20_Link" text:visited-style-name="Index_20_Link">Serveur HTTP : Apache<text:tab/>2</text:a></text:p>
          <text:p text:style-name="P25"><text:a xlink:type="simple" xlink:href="#__RefHeading__300_659796948" text:style-name="Index_20_Link" text:visited-style-name="Index_20_Link">Langage serveur : PHP<text:tab/>2</text:a></text:p>
          <text:p text:style-name="P25"><text:a xlink:type="simple" xlink:href="#__RefHeading__421_659796948" text:style-name="Index_20_Link" text:visited-style-name="Index_20_Link">Serveur Cartographique : MAPSERVER<text:tab/>2</text:a></text:p>
          <text:p text:style-name="P26"><text:a xlink:type="simple" xlink:href="#__RefHeading__302_659796948" text:style-name="Index_20_Link" text:visited-style-name="Index_20_Link">2.Conteneur de servlets : TOMCAT<text:tab/>2</text:a></text:p>
          <text:p text:style-name="P26"><text:a xlink:type="simple" xlink:href="#__RefHeading__423_659796948" text:style-name="Index_20_Link" text:visited-style-name="Index_20_Link">3.SGBD et extension cartographique : Postgresql / Postgis<text:tab/>2</text:a></text:p>
          <text:p text:style-name="P26"><text:a xlink:type="simple" xlink:href="#__RefHeading__306_659796948" text:style-name="Index_20_Link" text:visited-style-name="Index_20_Link">4.Système d'exploitation :<text:tab/>2</text:a></text:p>
          <text:p text:style-name="P25"><text:a xlink:type="simple" xlink:href="#__RefHeading__434_659796948" text:style-name="Index_20_Link" text:visited-style-name="Index_20_Link">Windows<text:tab/>2</text:a></text:p>
          <text:p text:style-name="P25"><text:a xlink:type="simple" xlink:href="#__RefHeading__436_659796948" text:style-name="Index_20_Link" text:visited-style-name="Index_20_Link">Linux<text:tab/>3</text:a></text:p>
          <text:p text:style-name="P26"><text:a xlink:type="simple" xlink:href="#__RefHeading__425_659796948" text:style-name="Index_20_Link" text:visited-style-name="Index_20_Link">5.IDE : Eclipse<text:tab/>3</text:a></text:p>
          <text:p text:style-name="P26"><text:a xlink:type="simple" xlink:href="#__RefHeading__447_659796948" text:style-name="Index_20_Link" text:visited-style-name="Index_20_Link">6.Système de synchronisation de fichiers : GIT<text:tab/>3</text:a></text:p>
          <text:p text:style-name="P24"><text:a xlink:type="simple" xlink:href="#__RefHeading__308_659796948" text:style-name="Index_20_Link" text:visited-style-name="Index_20_Link">Installation et configuration d'OGAM<text:tab/>3</text:a></text:p>
          <text:p text:style-name="P26"><text:a xlink:type="simple" xlink:href="#__RefHeading__419_659796948" text:style-name="Index_20_Link" text:visited-style-name="Index_20_Link">1.Récupération du code source<text:tab/>3</text:a></text:p>
          <text:p text:style-name="P26"><text:a xlink:type="simple" xlink:href="#__RefHeading__427_659796948" text:style-name="Index_20_Link" text:visited-style-name="Index_20_Link">2.Création de la base de donnée<text:tab/>3</text:a></text:p>
          <text:p text:style-name="P26"><text:a xlink:type="simple" xlink:href="#__RefHeading__312_659796948" text:style-name="Index_20_Link" text:visited-style-name="Index_20_Link">3.Configuration de l'application<text:tab/>3</text:a></text:p>
          <text:p text:style-name="P25"><text:a xlink:type="simple" xlink:href="#__RefHeading__429_659796948" text:style-name="Index_20_Link" text:visited-style-name="Index_20_Link">Configurer OGAM<text:tab/>4</text:a></text:p>
          <text:p text:style-name="P25"><text:a xlink:type="simple" xlink:href="#__RefHeading__431_659796948" text:style-name="Index_20_Link" text:visited-style-name="Index_20_Link">Configurer les services<text:tab/>4</text:a></text:p>
        </text:index-body>
      </text:table-of-content>
      <text:p text:style-name="P10"/>
      <text:h text:style-name="P35" text:outline-level="1"/>
      <text:h text:style-name="P37" text:outline-level="1"><text:bookmark-start text:name="__RefHeading__294_659796948"/>Installation <text:span text:style-name="T3">et configuration de l'environnement de développement</text:span><text:bookmark-end text:name="__RefHeading__294_659796948"/></text:h>
      <text:p text:style-name="P1"/>
      <text:h text:style-name="P38" text:outline-level="2"><text:bookmark-start text:name="__RefHeading__296_659796948"/><text:span text:style-name="T9">Environnement de Serveur web préconfiguré : </text:span><text:span text:style-name="T3">MS4W</text:span><text:bookmark-end text:name="__RefHeading__296_659796948"/></text:h>
      <text:p text:style-name="P7">- Installer MS4W (Apache + Mapserver + Php) <text:span text:style-name="T10">par exemple dans "C:\Program Files\ms4w".</text:span></text:p>
      <text:p text:style-name="P5"/>
      <text:h text:style-name="Heading_20_3" text:outline-level="3"><text:bookmark-start text:name="__RefHeading__298_659796948"/><text:span text:style-name="T8">Serveur HTTP : </text:span><text:span text:style-name="T5">Apache</text:span><text:bookmark-end text:name="__RefHeading__298_659796948"/></text:h>
      <text:p text:style-name="P11"/>
      <text:p text:style-name="P5">- Dans le httpd.conf, d'apache, déplacer la partie &lt;IfModule alias_module&gt; ... &lt;/IfModule&gt; à la fin du fichier.</text:p>
      <text:p text:style-name="P5">Note: Ceci n'est pas obligatoire mais évite des warnings lors des tests de syntaxe. </text:p>
      <text:p text:style-name="P5">(Problème d'imbrication de SrciptAlias dans le répertoire cgi-bin)</text:p>
      <text:p text:style-name="P5">- Dans le httpd.conf, d'apache, Il est recommandé de changer le path des fichiers httpd_*.conf pour un répertoire en dehors </text:p>
      <text:p text:style-name="P5">de ms4w et sauvegardé régulièrement afin d'éviter la perte de vos fichiers de configuration.</text:p>
      <text:p text:style-name="P5">Exemple : include "<text:a xlink:type="simple" xlink:href="../../../Ms4w/httpd.d/httpd_*.conf">D:/DONNEES/Ms4w/httpd.d/httpd_*.conf</text:a>"</text:p>
      <text:p text:style-name="P5">- Copier website/config/httpd_ogam.conf dans <text:span text:style-name="T4">votre</text:span> répertoire httpd.d (adapter les répertoires)</text:p>
      <text:p text:style-name="P32">- Vérifiez votre configuration en utlisant la commande "httpd -t".</text:p>
      <text:p text:style-name="P5"/>
      <text:h text:style-name="Heading_20_3" text:outline-level="3"><text:bookmark-start text:name="__RefHeading__300_659796948"/><text:span text:style-name="T8">Langage serveur : </text:span><text:span text:style-name="T5">PHP</text:span><text:bookmark-end text:name="__RefHeading__300_659796948"/></text:h>
      <text:p text:style-name="P11"/>
      <text:p text:style-name="P8"><text:span text:style-name="T5">- </text:span><text:span text:style-name="T12">C</text:span><text:span text:style-name="T5">hanger </text:span><text:span text:style-name="T12">les limites suivantes dans php.ini </text:span><text:span text:style-name="T11">(C:\Program Files\ms4w\Apache\cgi-bin) :</text:span></text:p>
      <text:p text:style-name="P8"><text:span text:style-name="T12"><text:tab/>- post_max_size</text:span><text:span text:style-name="T5"> </text:span><text:span text:style-name="T12">=100M</text:span></text:p>
      <text:p text:style-name="P12"><text:tab/>- upload_max_filesize = 100M</text:p>
      <text:p text:style-name="P8"><text:span text:style-name="T12"><text:tab/>- </text:span><text:span text:style-name="T5">memory_limit </text:span><text:span text:style-name="T12">= 128M</text:span></text:p>
      <text:p text:style-name="P11"/>
      <text:h text:style-name="Heading_20_3" text:outline-level="3"><text:bookmark-start text:name="__RefHeading__421_659796948"/><text:span text:style-name="T8">Serveur Cartographique : </text:span><text:span text:style-name="T6">MAPSERVER</text:span><text:bookmark-end text:name="__RefHeading__421_659796948"/></text:h>
      <text:p text:style-name="P1"/>
      <text:p text:style-name="P1">...</text:p>
      <text:p text:style-name="P1"/>
      <text:h text:style-name="Heading_20_2" text:outline-level="2"><text:bookmark-start text:name="__RefHeading__302_659796948"/><text:span text:style-name="T8">Conteneur de servlets : </text:span><text:span text:style-name="T3">TOMCAT</text:span><text:bookmark-end text:name="__RefHeading__302_659796948"/></text:h>
      <text:p text:style-name="P13">- Installer Tomcat</text:p>
      <text:p text:style-name="P14">- Vérifier la présence ou ajouter les libs "postgresql-x.x-xxxx.jdbc4.jar" et "mail.jar" dans le répertoire lib de tomcat.</text:p>
      <text:p text:style-name="P16"/>
      <text:h text:style-name="Heading_20_2" text:outline-level="2"><text:bookmark-start text:name="__RefHeading__423_659796948"/><text:span text:style-name="T8">SGBD et extension cartographique : </text:span><text:span text:style-name="T7">Postgresql / Postgis</text:span><text:bookmark-end text:name="__RefHeading__423_659796948"/></text:h>
      <text:h text:style-name="P39" text:outline-level="2"><text:bookmark-start text:name="__RefHeading__306_659796948"/>Système d'exploitation :<text:bookmark-end text:name="__RefHeading__306_659796948"/></text:h>
      <text:h text:style-name="P45" text:outline-level="3"><text:bookmark-start text:name="__RefHeading__434_659796948"/>Windows<text:bookmark-end text:name="__RefHeading__434_659796948"/></text:h>
      <text:p text:style-name="P6">- Dans C:/Windows/system32/drivers/etc/hosts ajouter les lignes : (x étant une adresse libre et <text:soft-page-break/>différent de 1)</text:p>
      <text:p text:style-name="P6"><text:tab/>127.0.0.x ogam</text:p>
      <text:p text:style-name="P6"><text:tab/>127.0.0.x www.ogam.fr</text:p>
      <text:p text:style-name="P6"><text:tab/>127.0.0.x www-1.ogam.fr</text:p>
      <text:p text:style-name="P6"><text:tab/>127.0.0.x www-2.ogam.fr<text:tab/><text:tab/><text:tab/></text:p>
      <text:p text:style-name="P6"><text:tab/>127.0.0.x www-3.ogam.fr<text:tab/><text:tab/><text:tab/></text:p>
      <text:p text:style-name="P6"><text:tab/>127.0.0.x www-4.ogam.fr<text:tab/><text:tab/><text:tab/></text:p>
      <text:p text:style-name="P6"><text:tab/>127.0.0.x www-5.ogam.fr<text:tab/><text:tab/><text:tab/></text:p>
      <text:p text:style-name="P6"><text:tab/>127.0.0.x www-6.ogam.fr<text:tab/><text:tab/><text:tab/></text:p>
      <text:p text:style-name="P6"><text:tab/>127.0.0.x www-7.ogam.fr<text:tab/><text:tab/><text:tab/></text:p>
      <text:p text:style-name="P6"><text:tab/>127.0.0.x www-8.ogam.fr<text:tab/><text:tab/><text:tab/></text:p>
      <text:p text:style-name="P15"><text:tab/>127.0.0.x www-9.ogam.fr<text:tab/></text:p>
      <text:p text:style-name="P15"/>
      <text:h text:style-name="P45" text:outline-level="3"><text:bookmark-start text:name="__RefHeading__436_659796948"/>Linux<text:bookmark-end text:name="__RefHeading__436_659796948"/></text:h>
      <text:p text:style-name="P27">...</text:p>
      <text:p text:style-name="P13"/>
      <text:h text:style-name="P40" text:outline-level="2"><text:bookmark-start text:name="__RefHeading__425_659796948"/><text:span text:style-name="T9">IDE : </text:span><text:span text:style-name="T3">Eclipse</text:span><text:bookmark-end text:name="__RefHeading__425_659796948"/></text:h>
      <text:p text:style-name="P17">- Installer Eclipse version php</text:p>
      <text:p text:style-name="P17">- Installer les plugins subversion, sencha eclipse plugin.</text:p>
      <text:p text:style-name="P17"/>
      <text:h text:style-name="P41" text:outline-level="2"><text:bookmark-start text:name="__RefHeading__447_659796948"/>Système de synchronisation de fichiers : GIT<text:bookmark-end text:name="__RefHeading__447_659796948"/></text:h>
      <text:p text:style-name="P28"/>
      <text:p text:style-name="P4"/>
      <text:h text:style-name="P36" text:outline-level="1"><text:bookmark-start text:name="__RefHeading__308_659796948"/>Installation et configuration d'OGAM<text:bookmark-end text:name="__RefHeading__308_659796948"/></text:h>
      <text:p text:style-name="P29"/>
      <text:h text:style-name="P42" text:outline-level="2"><text:bookmark-start text:name="__RefHeading__419_659796948"/>Récupération du code source<text:bookmark-end text:name="__RefHeading__419_659796948"/></text:h>
      <text:p text:style-name="P3"><text:span text:style-name="T1">- </text:span><text:span text:style-name="T2">Cloner</text:span><text:span text:style-name="T1"> </text:span><text:span text:style-name="T2">(GIT) </text:span><text:span text:style-name="T1">le </text:span><text:span text:style-name="T2">repository d'OGAM</text:span><text:span text:style-name="T1"> </text:span><text:span text:style-name="T2">dans </text:span><text:span text:style-name="T5">votre</text:span><text:span text:style-name="T2"> workspace d'éclipse.</text:span></text:p>
      <text:p text:style-name="P3"><text:span text:style-name="T2">Voir le site </text:span><text:a xlink:type="simple" xlink:href="http://del-9323972.ign.fr/"><text:span text:style-name="T2">http://del-9323972.ign.fr/</text:span></text:a><text:span text:style-name="T2"> pour les instructions.</text:span></text:p>
      <text:p text:style-name="P3"><text:span text:style-name="T1">- Checkout</text:span><text:span text:style-name="T2">er</text:span><text:span text:style-name="T1"> </text:span><text:span text:style-name="T2">(SVN) </text:span><text:span text:style-name="T1">le projet "libs_java" </text:span><text:span text:style-name="T2">dans </text:span><text:span text:style-name="T5">votre</text:span><text:span text:style-name="T2"> workspace d'éclipse (</text:span><text:span text:style-name="T1">au même niveau </text:span><text:span text:style-name="T2">que le projet OGAM).</text:span></text:p>
      <text:p text:style-name="P9"><text:a xlink:type="simple" xlink:href="http://ifn-dev/svn/libs%20java/trunk/"><text:span text:style-name="T2">http://ifn-dev/svn/libs%20java/trunk/</text:span></text:a></text:p>
      <text:p text:style-name="P33"><text:span text:style-name="T2">- Créer l'arborescence "Service Java Generation de Rapports\generationRapport" </text:span><text:span text:style-name="T5">dans votre workspace d'éclipse </text:span><text:span text:style-name="T2">(</text:span><text:span text:style-name="T1">au même niveau </text:span><text:span text:style-name="T2">que le projet OGAM).</text:span></text:p>
      <text:p text:style-name="P34"><text:span text:style-name="T13">- Vérifier/ recréer l'arborescence suivante:</text:span></text:p>
      <text:p text:style-name="P34"><text:span text:style-name="T13">website/htdocs/custom/public</text:span></text:p>
      <text:p text:style-name="P34"><text:span text:style-name="T13">website/htdocs/logs/access.log</text:span></text:p>
      <text:p text:style-name="P34"><text:span text:style-name="T13">website/htdocs/logs/error.log</text:span></text:p>
      <text:p text:style-name="P34"><text:span text:style-name="T13">website/htdocs/sessions</text:span></text:p>
      <text:p text:style-name="P34"><text:span text:style-name="T13">website/htdocs/tmp/database</text:span></text:p>
      <text:p text:style-name="P34"><text:span text:style-name="T13">website/htdocs/tmp/language</text:span></text:p>
      <text:p text:style-name="P34"><text:span text:style-name="T13">website/htdocs/upload</text:span></text:p>
      <text:p text:style-name="P34"><text:span text:style-name="T13"/></text:p>
      <text:p text:style-name="P18"/>
      <text:h text:style-name="P43" text:outline-level="2"><text:bookmark-start text:name="__RefHeading__427_659796948"/><text:soft-page-break/>Création de la base de donnée<text:bookmark-end text:name="__RefHeading__427_659796948"/></text:h>
      <text:p text:style-name="P30">-Jouer les scripts 0-*, 1-*, 2-*, 3-*, 4-*, 5-* présents dans le répertoire "Metadata".</text:p>
      <text:p text:style-name="P31"/>
      <text:p text:style-name="P19"/>
      <text:h text:style-name="P44" text:outline-level="2"><text:bookmark-start text:name="__RefHeading__312_659796948"/>Configuration de l'application<text:bookmark-end text:name="__RefHeading__312_659796948"/></text:h>
      <text:p text:style-name="P1"/>
      <text:h text:style-name="P46" text:outline-level="3"><text:bookmark-start text:name="__RefHeading__429_659796948"/>Configurer OGAM<text:bookmark-end text:name="__RefHeading__429_659796948"/></text:h>
      <text:p text:style-name="P2"/>
      <text:p text:style-name="P2">- Adapter les chemins de mapserver_url et de tile base url dans app.ini</text:p>
      <text:p text:style-name="P2">- Modifier dans le app.ini les codes de projection</text:p>
      <text:p text:style-name="P1">- Dans website/htdocs/custom/application/configs, configurer les fichiers app.ini et application.ini</text:p>
      <text:p text:style-name="P1">- Ant build sur les build.xml de lib_java, website</text:p>
      <text:p text:style-name="P1"/>
      <text:h text:style-name="P47" text:outline-level="3"><text:bookmark-start text:name="__RefHeading__431_659796948"/>Configurer les services<text:bookmark-end text:name="__RefHeading__431_659796948"/></text:h>
      <text:p text:style-name="P20"/>
      <text:p text:style-name="P1">- adapter les chemins dans les ppts de services_config/integration et report generation</text:p>
      <text:p text:style-name="P1">- Ant build sur service_integration et service_generation_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7M20S</meta:editing-duration>
    <meta:editing-cycles>33</meta:editing-cycles>
    <meta:generator>LibreOffice/4.0.5.2$Windows_x86 LibreOffice_project/5464147a081647a250913f19c0715bca595af2f</meta:generator>
    <dc:date>2014-08-26T20:04:42.69</dc:date>
    <meta:document-statistic meta:table-count="0" meta:image-count="0" meta:object-count="0" meta:page-count="4" meta:paragraph-count="90" meta:word-count="531" meta:character-count="3908" meta:non-whitespace-character-count="3437"/>
    <meta:user-defined meta:name="Info 1"/>
    <meta:user-defined meta:name="Info 2"/>
    <meta:user-defined meta:name="Info 3"/>
    <meta:user-defined meta:name="Info 4"/>
  </office:meta>
</office:document-meta>
</file>